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FilterTransformer.MenuFilt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ilterTransformer.startTransformingElement( String uri , String name , String raw ,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Handler.matches(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nuFilterTransformer.getTabGroup( 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nuFilterTransformer.endTransforming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nuFilterTransformer.setup( SourceResolver resolver , Map objectModel , String src , Parameter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ttributeHandler.AttributeHandler( String attribute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